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343a40" style:font-name="Calibri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2">
      <style:paragraph-properties fo:margin-top="0cm" fo:margin-bottom="0.199cm" fo:text-align="start" style:justify-single-word="false" fo:orphans="2" fo:widows="2"/>
      <style:text-properties fo:font-variant="normal" fo:text-transform="none" fo:color="#343a40" style:font-name="Calibri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fo:font-variant="normal" fo:text-transform="none" fo:color="#455a64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43a40" fo:letter-spacing="normal" fo:font-style="normal"/>
    </style:style>
    <style:style style:name="T2" style:family="text">
      <style:text-properties fo:font-variant="normal" fo:text-transform="none" fo:color="#343a40" fo:letter-spacing="normal" fo:font-style="normal" fo:font-weight="normal"/>
    </style:style>
    <style:style style:name="T3" style:family="text">
      <style:text-properties fo:color="#343a4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yui_3_17_2_1_1604740016797_49"/><text:span text:style-name="T3">TAREA PARA PROG02.</text:span></text:h>
      <text:p text:style-name="P3"><text:span text:style-name="T2"/></text:p>
      <text:p text:style-name="P4"><text:span text:style-name="T1">1.- Dados los siguientes identificadores, indicar si son válidos o no. Justificar las respuestas.</text:span> </text:p>
      <text:p text:style-name="P3"/>
      <text:list xml:id="list2817312262679962978" text:style-name="L2">
        <text:list-item>
          <text:p text:style-name="P2"><text:bookmark text:name="yui_3_17_2_1_1604740016797_51"/>mi variable</text:p>
          <text:list>
            <text:list-header>
              <text:p text:style-name="P2">Este nombre de variable (identificador) no es válido por tener espacios en blanco</text:p>
            </text:list-header>
          </text:list>
        </text:list-item>
        <text:list-item>
          <text:p text:style-name="P1">num_de_cte</text:p>
          <text:list>
            <text:list-header>
              <text:p text:style-name="P1">Este identificador es válido, pero no aconsejable, por ser poco descriptivo.</text:p>
            </text:list-header>
          </text:list>
        </text:list-item>
        <text:list-item>
          <text:p text:style-name="P1">____programa</text:p>
          <text:list>
            <text:list-header>
              <text:p text:style-name="P1">La barra baja “_”, se podría utilizar pero, por convenio, nunca se utiliza</text:p>
            </text:list-header>
          </text:list>
        </text:list-item>
        <text:list-item>
          <text:p text:style-name="P1">$alguna</text:p>
          <text:list>
            <text:list-header>
              <text:p text:style-name="P1">Del mismo modo que el anterior ejemplo, el símbolo del dólar se podría utilizar pero, por convenio, nunca se utiliza</text:p>
            </text:list-header>
          </text:list>
        </text:list-item>
        <text:list-item>
          <text:p text:style-name="P1">3tema</text:p>
          <text:list>
            <text:list-header>
              <text:p text:style-name="P1">No es válido por empezar con un número, debe comenzar con una letra – por convenio, dependiendo de si es variable, constante, nombre de clase o de función, la letra debe ser mayúscula o minúscula. – </text:p>
            </text:list-header>
          </text:list>
        </text:list-item>
        <text:list-item>
          <text:p text:style-name="P1">cierto?</text:p>
          <text:list>
            <text:list-header>
              <text:p text:style-name="P1">Este identificador es erróneo por contener un carácter especial.</text:p>
            </text:list-header>
          </text:list>
        </text:list-item>
        <text:list-item>
          <text:p text:style-name="P1">númerodeCliente</text:p>
          <text:list>
            <text:list-header>
              <text:p text:style-name="P1">Este identificador es erróneo por tener una tilde.</text:p>
            </text:list-header>
          </text:list>
        </text:list-item>
        <text:list-item>
          <text:p text:style-name="P1">jose~</text:p>
          <text:list>
            <text:list-header>
              <text:p text:style-name="P1">Este identificador es erróneo por contener un carácter especial.</text:p>
            </text:list-header>
          </text:list>
        </text:list-item>
        <text:list-item>
          <text:p text:style-name="P1">año</text:p>
          <text:list>
            <text:list-header>
              <text:p text:style-name="P1">Este identificador es erróneo por contener la letra “ñ”.</text:p>
            </text:list-header>
          </text:list>
        </text:list-item>
        <text:list-item>
          <text:p text:style-name="P1">PI</text:p>
          <text:list>
            <text:list-header>
              <text:p text:style-name="P1">Podría ser válido pero poco aconsejable por escueta y poco descriptivo</text:p>
            </text:list-header>
          </text:list>
        </text:list-item>
        <text:list-item>
          <text:p text:style-name="P1">int</text:p>
          <text:list>
            <text:list-header>
              <text:p text:style-name="P1">No es válido por ser una palabra reservada</text:p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íctor Visús García</meta:initial-creator>
    <meta:creation-date>2020-11-07T10:31:10.51</meta:creation-date>
    <dc:date>2020-11-07T11:12:12.32</dc:date>
    <dc:creator>Víctor Visús García</dc:creator>
    <meta:editing-duration>PT24M30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4" meta:word-count="189" meta:character-count="1117"/>
  </office:meta>
</office:document-meta>
</file>